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6" style:family="paragraph" style:parent-style-name="Text_20_body">
      <style:text-properties style:font-name="Times New Roman" style:text-underline-style="none"/>
    </style:style>
    <style:style style:name="P7"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8"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9" style:family="paragraph" style:parent-style-name="Contents_20_5">
      <style:paragraph-properties>
        <style:tab-stops>
          <style:tab-stop style:position="16.51cm" style:type="right" style:leader-style="dotted" style:leader-text="."/>
        </style:tab-stops>
      </style:paragraph-properties>
    </style:style>
    <style:style style:name="P10" style:family="paragraph" style:parent-style-name="Contents_20_4">
      <style:paragraph-properties>
        <style:tab-stops>
          <style:tab-stop style:position="16.51cm" style:type="right" style:leader-style="dotted" style:leader-text="."/>
        </style:tab-stops>
      </style:paragraph-properties>
    </style:style>
    <style:style style:name="P11" style:family="paragraph" style:parent-style-name="Contents_20_6">
      <style:paragraph-properties>
        <style:tab-stops>
          <style:tab-stop style:position="16.51cm" style:type="right" style:leader-style="dotted" style:leader-text="."/>
        </style:tab-stops>
      </style:paragraph-properties>
    </style:style>
    <style:style style:name="P12" style:family="paragraph" style:parent-style-name="Text_20_body">
      <style:text-properties officeooo:paragraph-rsid="00274ce4"/>
    </style:style>
    <style:style style:name="P13" style:family="paragraph" style:parent-style-name="Text_20_body">
      <style:text-properties fo:color="#333333" loext:opacity="100%" style:font-name="Times New Roman" officeooo:paragraph-rsid="00274ce4"/>
    </style:style>
    <style:style style:name="P14" style:family="paragraph" style:parent-style-name="Text_20_body">
      <style:paragraph-properties fo:text-align="start" style:justify-single-word="false"/>
    </style:style>
    <style:style style:name="P15" style:family="paragraph" style:parent-style-name="Text_20_body">
      <style:text-properties officeooo:paragraph-rsid="00294ca0"/>
    </style:style>
    <style:style style:name="P16" style:family="paragraph" style:parent-style-name="Text_20_body">
      <style:paragraph-properties fo:break-before="page"/>
      <style:text-properties officeooo:paragraph-rsid="00294ca0"/>
    </style:style>
    <style:style style:name="P17" style:family="paragraph" style:parent-style-name="Text_20_body">
      <style:text-properties style:text-underline-style="none" officeooo:paragraph-rsid="00294ca0"/>
    </style:style>
    <style:style style:name="P18" style:family="paragraph" style:parent-style-name="Contents_20_5">
      <style:paragraph-properties>
        <style:tab-stops>
          <style:tab-stop style:position="16.51cm" style:type="right" style:leader-style="dotted" style:leader-text="."/>
        </style:tab-stops>
      </style:paragraph-properties>
    </style:style>
    <style:style style:name="P19" style:family="paragraph" style:parent-style-name="Contents_20_6">
      <style:paragraph-properties>
        <style:tab-stops>
          <style:tab-stop style:position="16.51cm" style:type="right" style:leader-style="dotted" style:leader-text="."/>
        </style:tab-stops>
      </style:paragraph-properties>
    </style:style>
    <style:style style:name="P20" style:family="paragraph" style:parent-style-name="Heading_20_4">
      <style:paragraph-properties fo:break-before="page"/>
    </style:style>
    <style:style style:name="P21" style:family="paragraph" style:parent-style-name="Heading_20_5">
      <style:text-properties style:font-name="Times New Roman"/>
    </style:style>
    <style:style style:name="P22" style:family="paragraph" style:parent-style-name="Heading_20_5">
      <style:paragraph-properties fo:break-before="page"/>
    </style:style>
    <style:style style:name="P23" style:family="paragraph" style:parent-style-name="Heading_20_5">
      <style:text-properties officeooo:rsid="00294ca0" officeooo:paragraph-rsid="00294ca0"/>
    </style:style>
    <style:style style:name="P24" style:family="paragraph" style:parent-style-name="Heading_20_6">
      <style:paragraph-properties fo:text-align="start" style:justify-single-word="false"/>
    </style:style>
    <style:style style:name="P25" style:family="paragraph" style:parent-style-name="Heading_20_6">
      <style:paragraph-properties fo:break-before="page"/>
    </style:style>
    <style:style style:name="P26" style:family="paragraph" style:parent-style-name="Heading_20_6" style:list-style-name=""/>
    <style:style style:name="P27" style:family="paragraph" style:parent-style-name="Text_20_body" style:list-style-name="">
      <style:text-properties officeooo:rsid="00274ce4" officeooo:paragraph-rsid="00274ce4"/>
    </style:style>
    <style:style style:name="P28" style:family="paragraph" style:parent-style-name="Text_20_body">
      <style:text-properties style:text-underline-style="none" officeooo:paragraph-rsid="00294ca0"/>
    </style:style>
    <style:style style:name="P29" style:family="paragraph" style:parent-style-name="Text_20_body">
      <style:text-properties fo:color="#333333" loext:opacity="100%" style:font-name="Times New Roman" officeooo:rsid="002567ac" officeooo:paragraph-rsid="00294ca0"/>
    </style:style>
    <style:style style:name="P30" style:family="paragraph" style:parent-style-name="Text_20_body">
      <style:text-properties officeooo:paragraph-rsid="0029c069"/>
    </style:style>
    <style:style style:name="T1" style:family="text">
      <style:text-properties officeooo:rsid="001803f8"/>
    </style:style>
    <style:style style:name="T2" style:family="text">
      <style:text-properties officeooo:rsid="00218b47"/>
    </style:style>
    <style:style style:name="T3" style:family="text">
      <style:text-properties officeooo:rsid="00248daf"/>
    </style:style>
    <style:style style:name="T4" style:family="text">
      <style:text-properties officeooo:rsid="002567ac"/>
    </style:style>
    <style:style style:name="T5" style:family="text">
      <style:text-properties style:text-underline-style="none"/>
    </style:style>
    <style:style style:name="T6" style:family="text">
      <style:text-properties style:text-underline-style="none" officeooo:rsid="00248daf"/>
    </style:style>
    <style:style style:name="T7" style:family="text">
      <style:text-properties style:text-underline-style="none" officeooo:rsid="002567ac"/>
    </style:style>
    <style:style style:name="T8" style:family="text">
      <style:text-properties officeooo:rsid="00294ca0"/>
    </style:style>
    <style:style style:name="T9" style:family="text">
      <style:text-properties officeooo:rsid="0029c069"/>
    </style:style>
    <style:style style:name="T10" style:family="text">
      <style:text-properties style:font-name="Times New Roman"/>
    </style:style>
    <style:style style:name="T11" style:family="text">
      <style:text-properties style:font-name="Times New Roman" officeooo:rsid="0029c06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AP7- Inglés, Documento escrito GA7-240202501-AA1-EV01</text:p>
      <text:p text:style-name="P3"/>
      <text:p text:style-name="P3"/>
      <text:p text:style-name="P4">Juan luis Becquet Martínez</text:p>
      <text:p text:style-name="P4">Servicio Nacional de Aprendizaje</text:p>
      <text:p text:style-name="P4">(2721441)Análisis y desarrollo de software</text:p>
      <text:p text:style-name="P8">A<text:span text:style-name="T9">lejandra</text:span> P<text:span text:style-name="T9">atricia</text:span> T<text:span text:style-name="T9">obar</text:span> M<text:span text:style-name="T9">endoza</text:span></text:p>
      <text:p text:style-name="P4"><text:span text:style-name="T4">0</text:span><text:span text:style-name="T9">9</text:span><text:span text:style-name="T1"> </text:span>de <text:span text:style-name="T6">Ju</text:span><text:span text:style-name="T7">l</text:span><text:span text:style-name="T6">io</text:span><text:span text:style-name="T3"> </text:span>de 202<text:span text:style-name="T2">4</text:span></text:p>
      <text:p text:style-name="P4"/>
      <text:p text:style-name="P5"/>
      <text:p text:style-name="P2"/>
      <text:p text:style-name="P2"/>
      <text:p text:style-name="P2"/>
      <text:p text:style-name="P2"/>
      <text:p text:style-name="P1"/>
      <text:p text:style-name="P1"/>
      <text:p text:style-name="P1"/>
      <text:p text:style-name="P1"/>
      <text:p text:style-name="P1"/>
      <text:h text:style-name="P21" text:outline-level="5"><text:soft-page-break/></text:h>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text:span text:style-name="T9">m</text:span>ar<text:span text:style-name="T9">y</text:span></text:p>
          </text:index-title>
          <text:p text:style-name="P18"><text:a xlink:type="simple" xlink:href="#__RefHeading___Toc728_918346479" text:style-name="Index_20_Link" text:visited-style-name="Index_20_Link">Introduction<text:tab/>3</text:a></text:p>
          <text:p text:style-name="P18"><text:a xlink:type="simple" xlink:href="#__RefHeading___Toc269_2579754963" text:style-name="Index_20_Link" text:visited-style-name="Index_20_Link">The Work Done In QA Automation.<text:tab/>4</text:a></text:p>
          <text:p text:style-name="P19"><text:a xlink:type="simple" xlink:href="#__RefHeading___Toc271_2579754963" text:style-name="Index_20_Link" text:visited-style-name="Index_20_Link">1. Planning<text:tab/>4</text:a></text:p>
          <text:p text:style-name="P19"><text:a xlink:type="simple" xlink:href="#__RefHeading___Toc273_2579754963" text:style-name="Index_20_Link" text:visited-style-name="Index_20_Link">2. Design<text:tab/>4</text:a></text:p>
          <text:p text:style-name="P19"><text:a xlink:type="simple" xlink:href="#__RefHeading___Toc275_2579754963" text:style-name="Index_20_Link" text:visited-style-name="Index_20_Link">3. Execution<text:tab/>4</text:a></text:p>
          <text:p text:style-name="P19"><text:a xlink:type="simple" xlink:href="#__RefHeading___Toc277_2579754963" text:style-name="Index_20_Link" text:visited-style-name="Index_20_Link">4. Analysis<text:tab/>4</text:a></text:p>
          <text:p text:style-name="P19"><text:a xlink:type="simple" xlink:href="#__RefHeading___Toc279_2579754963" text:style-name="Index_20_Link" text:visited-style-name="Index_20_Link">5. Retesting and Regression Testing<text:tab/>5</text:a></text:p>
          <text:p text:style-name="P18"><text:a xlink:type="simple" xlink:href="#__RefHeading___Toc281_2579754963" text:style-name="Index_20_Link" text:visited-style-name="Index_20_Link">Conclusion.<text:tab/>6</text:a></text:p>
        </text:index-body>
      </text:table-of-content>
      <text:p text:style-name="P7"/>
      <text:h text:style-name="P22" text:outline-level="5"><text:bookmark-start text:name="__RefHeading___Toc728_918346479"/>Introduction<text:bookmark-end text:name="__RefHeading___Toc728_918346479"/></text:h>
      <text:p text:style-name="P30"><text:span text:style-name="T10">Quality Assurance (QA) is an indispensable aspect of software development, serving as a crucial checkpoint to ensure that software products meet the required standards and perform reliably. As software systems become increasingly complex and integral to daily life, the need for rigorous QA processes has never been more vital. QA encompasses a comprehensive set of activities designed to prevent defects, identify issues early, and guarantee that the software functions as intended. By meticulously planning, designing, executing, and analyzing tests, QA teams play a </text:span><text:span text:style-name="T11">great</text:span><text:span text:style-name="T10"> role in delivering high-quality software that meets user expectations and </text:span><text:bookmark text:name="tw-target-text"/>fulfill <text:span text:style-name="T10">the demands of real-world use. This essay delves into the various stages of the QA process, highlighting the importance of each phase in ensuring the overall quality and reliability of software products. </text:span></text:p>
      <text:h text:style-name="P27" text:outline-level="5"/>
      <text:h text:style-name="P22" text:outline-level="5"><text:bookmark-start text:name="__RefHeading___Toc269_2579754963"/>The Work Done In QA Automation.<text:bookmark-end text:name="__RefHeading___Toc269_2579754963"/></text:h>
      <text:p text:style-name="P29">Quality Assurance (QA) is a critical component of the software development process, ensuring that the final product meets the specified requirements and is free of defects. QA encompasses a wide range of activities, including planning, designing, executing, and analyzing tests to ensure the quality and reliability of software applications. The primary goal of QA is to prevent defects in the software product and to ensure that any issues are identified and resolved as early as possible.</text:p>
      <text:h text:style-name="Heading_20_6" text:outline-level="6"><text:bookmark-start text:name="__RefHeading___Toc271_2579754963"/><text:span text:style-name="Strong_20_Emphasis">1. Planning</text:span><text:bookmark-end text:name="__RefHeading___Toc271_2579754963"/></text:h>
      <text:p text:style-name="Text_20_body">The QA process begins with meticulous planning. This stage involves developing a comprehensive test strategy and creating a detailed test plan. The test plan outlines the scope of testing, objectives, resources, schedule, and deliverables. It also defines the criteria for success and the metrics that will be used to measure the quality of the software. Effective planning ensures that the QA team has a clear roadmap and is prepared to execute tests systematically.</text:p>
      <text:h text:style-name="Heading_20_6" text:outline-level="6"><text:bookmark-start text:name="__RefHeading___Toc273_2579754963"/><text:span text:style-name="Strong_20_Emphasis">2. Design</text:span><text:bookmark-end text:name="__RefHeading___Toc273_2579754963"/></text:h>
      <text:p text:style-name="Text_20_body">Once the planning phase is complete, the QA team moves on to the design phase. In this stage, test cases and test data are created based on the requirements and specifications of the software. Test cases are designed to cover all possible scenarios, including edge cases, to ensure thorough testing. This phase also involves setting up the test environment and preparing any necessary tools or frameworks that will be used during the testing process.</text:p>
      <text:h text:style-name="Heading_20_6" text:outline-level="6"><text:bookmark-start text:name="__RefHeading___Toc275_2579754963"/><text:span text:style-name="Strong_20_Emphasis">3. Execution</text:span><text:bookmark-end text:name="__RefHeading___Toc275_2579754963"/></text:h>
      <text:p text:style-name="Text_20_body">The execution phase is where the actual testing takes place. QA engineers run the test cases, manually or using automated testing tools, to identify defects and verify that the software functions as expected. During this phase, it is crucial to meticulously document the results of each test, noting any discrepancies or issues encountered. Automated testing is often employed to handle repetitive tasks and to execute a large number of test cases efficiently.</text:p>
      <text:h text:style-name="Heading_20_6" text:outline-level="6"><text:bookmark-start text:name="__RefHeading___Toc277_2579754963"/><text:span text:style-name="Strong_20_Emphasis">4. Analysis</text:span><text:bookmark-end text:name="__RefHeading___Toc277_2579754963"/></text:h>
      <text:p text:style-name="Text_20_body">After executing the tests, the QA team analyzes the results to identify any defects or areas of improvement. This involves reviewing the test logs, examining the failed test cases, and conducting root cause analysis to understand why certain tests failed. Defects are documented in detail and reported to the development team for resolution. The analysis phase is crucial for ensuring that all issues are identified and addressed before the software is released.</text:p>
      <text:h text:style-name="P26" text:outline-level="6"><text:span text:style-name="Strong_20_Emphasis"/></text:h>
      <text:h text:style-name="P25" text:outline-level="6"><text:bookmark-start text:name="__RefHeading___Toc279_2579754963"/><text:span text:style-name="Strong_20_Emphasis">5. Retesting and Regression Testing</text:span><text:bookmark-end text:name="__RefHeading___Toc279_2579754963"/></text:h>
      <text:p text:style-name="Text_20_body">Once the development team has fixed the reported defects, the QA team performs retesting to verify that the issues have been resolved. Additionally, regression testing is conducted to ensure that the new changes have not introduced any new defects into the existing functionality. This iterative process of testing, fixing, and retesting continues until the software meets the desired quality standards.</text:p>
      <text:p text:style-name="P29"/>
      <text:h text:style-name="P22" text:outline-level="5"><text:bookmark-start text:name="__RefHeading___Toc281_2579754963"/><text:span text:style-name="Strong_20_Emphasis">Conclusion.</text:span><text:bookmark-end text:name="__RefHeading___Toc281_2579754963"/></text:h>
      <text:p text:style-name="Text_20_body">Quality Assurance is an essential part of the software development lifecycle, aimed at delivering high-quality products that meet user expectations and function reliably. The work involved in QA requires meticulous planning, careful design of test cases, thorough execution of tests, detailed analysis of results, and continuous retesting to ensure that defects are identified and resolved promptly. By systematically applying these processes, QA teams play a pivotal role in ensuring the success and reliability of software applications.</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57"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58"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9"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6</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8:36:00</meta:creation-date>
    <dc:date>2024-07-09T23:08:40.345000000</dc:date>
    <meta:editing-duration>P4DT1H49M47S</meta:editing-duration>
    <meta:editing-cycles>27</meta:editing-cycles>
    <meta:generator>LibreOffice/7.6.2.1$Windows_X86_64 LibreOffice_project/56f7684011345957bbf33a7ee678afaf4d2ba333</meta:generator>
    <meta:print-date>2024-06-17T01:03:14.045000000</meta:print-date>
    <meta:printed-by>Archivos PDF</meta:printed-by>
    <meta:initial-creator>ASTRID SUAREZ</meta:initial-creator>
    <meta:document-statistic meta:table-count="0" meta:image-count="0" meta:object-count="0" meta:page-count="6" meta:paragraph-count="32" meta:word-count="709" meta:character-count="4625" meta:non-whitespace-character-count="3945"/>
  </office:meta>
</office:document-meta>
</file>